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700000088F980CC9E1C0647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" style:font-family-generic="roman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erif1" style:font-name-complex="Liberation Serif1"/>
    </style:style>
    <style:style style:name="T2" style:family="text">
      <style:text-properties style:text-position="-33% 58%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11.439cm" svg:y="1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29cm" svg:y1="18.145cm" svg:x2="15.986cm" svg:y2="18.145cm">
          <text:p/>
        </draw:line>
        <draw:line draw:style-name="gr2" draw:text-style-name="P2" draw:layer="layout" svg:x1="4.429cm" svg:y1="18.145cm" svg:x2="4.429cm" svg:y2="8.747cm">
          <text:p/>
        </draw:line>
        <draw:frame draw:style-name="gr3" draw:text-style-name="P1" draw:layer="layout" svg:width="2.749cm" svg:height="1.143cm" draw:transform="rotate (0.370882466048795) translate (6.856cm 16.397cm)">
          <draw:image xlink:href="Pictures/100002010000014700000088F980CC9E1C0647B8.png" xlink:type="simple" xlink:show="embed" xlink:actuate="onLoad">
            <text:p/>
          </draw:image>
        </draw:frame>
        <draw:custom-shape draw:style-name="gr4" draw:text-style-name="P3" draw:layer="layout" svg:width="0.254cm" svg:height="0.254cm" svg:x="8.112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239cm" svg:y1="16.494cm" svg:x2="11.668cm" svg:y2="14.97cm">
          <text:p/>
        </draw:line>
        <draw:line draw:style-name="gr2" draw:text-style-name="P2" draw:layer="layout" svg:x1="8.239cm" svg:y1="16.494cm" svg:x2="11.795cm" svg:y2="16.494cm">
          <text:p/>
        </draw:line>
        <draw:line draw:style-name="gr2" draw:text-style-name="P2" draw:layer="layout" svg:x1="8.239cm" svg:y1="16.494cm" svg:x2="8.239cm" svg:y2="13.573cm">
          <text:p/>
        </draw:line>
        <draw:path draw:style-name="gr6" draw:text-style-name="P2" draw:layer="layout" svg:width="0.457cm" svg:height="0.457cm" draw:transform="rotate (-0.58800142499689) translate (9.763cm 15.859cm)" svg:viewBox="0 0 458 458" svg:d="M0 0c458 0 458 458 458 458">
          <text:p/>
        </draw:path>
        <draw:frame draw:style-name="gr7" draw:text-style-name="P4" draw:layer="layout" svg:width="1.397cm" svg:height="1.016cm" svg:x="9.89cm" svg:y="15.478cm">
          <draw:text-box>
            <text:p><text:span text:style-name="T1">ψ</text:span></text:p>
          </draw:text-box>
        </draw:frame>
        <draw:frame draw:style-name="gr8" draw:text-style-name="P4" draw:layer="layout" svg:width="2.54cm" svg:height="1.107cm" svg:x="11.668cm" svg:y="14.081cm">
          <draw:text-box>
            <text:p>x<text:span text:style-name="T2">t+1</text:span></text:p>
          </draw:text-box>
        </draw:frame>
        <draw:frame draw:style-name="gr8" draw:text-style-name="P4" draw:layer="layout" svg:width="2.54cm" svg:height="1.107cm" svg:x="7.985cm" svg:y="16.621cm">
          <draw:text-box>
            <text:p>x<text:span text:style-name="T2">t</text:span></text:p>
          </draw:text-box>
        </draw:frame>
        <draw:frame draw:style-name="gr9" draw:text-style-name="P4" draw:layer="layout" svg:width="4.16cm" svg:height="0.954cm" svg:x="8.016cm" svg:y="4.237cm">
          <draw:text-box>
            <text:p>Linear Model</text:p>
          </draw:text-box>
        </draw:frame>
      </draw:page>
      <draw:page draw:name="page2" draw:style-name="dp1" draw:master-page-name="Default">
        <draw:custom-shape draw:style-name="gr1" draw:text-style-name="P1" draw:layer="layout" svg:width="0.381cm" svg:height="0.381cm" svg:x="10.449cm" svg:y="13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5cm" svg:y1="18.22cm" svg:x2="15.912cm" svg:y2="18.22cm">
          <text:p/>
        </draw:line>
        <draw:line draw:style-name="gr2" draw:text-style-name="P2" draw:layer="layout" svg:x1="4.355cm" svg:y1="18.22cm" svg:x2="4.355cm" svg:y2="8.822cm">
          <text:p/>
        </draw:line>
        <draw:frame draw:style-name="gr3" draw:text-style-name="P1" draw:layer="layout" svg:width="2.749cm" svg:height="1.143cm" draw:transform="rotate (0.370882466048795) translate (6.782cm 16.472cm)">
          <draw:image xlink:href="Pictures/100002010000014700000088F980CC9E1C0647B8.png" xlink:type="simple" xlink:show="embed" xlink:actuate="onLoad">
            <text:p/>
          </draw:image>
        </draw:frame>
        <draw:custom-shape draw:style-name="gr4" draw:text-style-name="P3" draw:layer="layout" svg:width="0.254cm" svg:height="0.254cm" svg:x="8.038cm" svg:y="16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8.165cm" svg:y1="16.569cm" svg:x2="11.594cm" svg:y2="15.045cm">
          <text:p/>
        </draw:line>
        <draw:line draw:style-name="gr2" draw:text-style-name="P2" draw:layer="layout" svg:x1="8.165cm" svg:y1="16.569cm" svg:x2="11.721cm" svg:y2="16.569cm">
          <text:p/>
        </draw:line>
        <draw:line draw:style-name="gr2" draw:text-style-name="P2" draw:layer="layout" svg:x1="8.165cm" svg:y1="16.569cm" svg:x2="8.165cm" svg:y2="13.648cm">
          <text:p/>
        </draw:line>
        <draw:path draw:style-name="gr6" draw:text-style-name="P2" draw:layer="layout" svg:width="0.457cm" svg:height="0.457cm" draw:transform="rotate (-0.58800142499689) translate (9.689cm 15.934cm)" svg:viewBox="0 0 458 458" svg:d="M0 0c458 0 458 458 458 458">
          <text:p/>
        </draw:path>
        <draw:frame draw:style-name="gr7" draw:text-style-name="P4" draw:layer="layout" svg:width="1.397cm" svg:height="1.016cm" svg:x="9.816cm" svg:y="15.553cm">
          <draw:text-box>
            <text:p><text:span text:style-name="T1">ψ</text:span></text:p>
          </draw:text-box>
        </draw:frame>
        <draw:frame draw:style-name="gr8" draw:text-style-name="P4" draw:layer="layout" svg:width="2.54cm" svg:height="1.107cm" svg:x="10.525cm" svg:y="12.847cm">
          <draw:text-box>
            <text:p>x<text:span text:style-name="T2">t+1</text:span></text:p>
          </draw:text-box>
        </draw:frame>
        <draw:frame draw:style-name="gr8" draw:text-style-name="P4" draw:layer="layout" svg:width="2.54cm" svg:height="1.107cm" svg:x="7.911cm" svg:y="16.696cm">
          <draw:text-box>
            <text:p>x<text:span text:style-name="T2">t</text:span></text:p>
          </draw:text-box>
        </draw:frame>
        <draw:frame draw:style-name="gr11" draw:text-style-name="P4" draw:layer="layout" svg:width="6.731cm" svg:height="1.143cm" svg:x="8.112cm" svg:y="4.175cm">
          <draw:text-box>
            <text:p>CTRV Model</text:p>
          </draw:text-box>
        </draw:frame>
        <draw:path draw:style-name="gr6" draw:text-style-name="P2" draw:layer="layout" svg:width="3.458cm" svg:height="0.967cm" draw:transform="rotate (0.512428668385535) translate (7.63719660329223cm 15.6499825194031cm)" svg:viewBox="0 0 3459 968" svg:d="M0 968c2331 0 3459-968 3459-968">
          <text:p/>
        </draw:path>
        <draw:line draw:style-name="gr2" draw:text-style-name="P2" draw:layer="layout" svg:x1="8.239cm" svg:y1="12.684cm" svg:x2="10.017cm" svg:y2="14.97cm">
          <text:p/>
        </draw:line>
        <draw:frame draw:style-name="gr12" draw:text-style-name="P6" draw:layer="layout" svg:width="4.826cm" svg:height="1.524cm" svg:x="6.08cm" svg:y="11.414cm">
          <draw:text-box>
            <text:p text:style-name="P5"><text:span text:style-name="T3">Curved Path caused by stee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" style:font-family-generic="roman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FreeSans1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0T20:11:55.970103182</meta:creation-date>
    <dc:date>2017-08-20T22:00:19.994009337</dc:date>
    <meta:editing-duration>PT1H21M4S</meta:editing-duration>
    <meta:editing-cycles>2</meta:editing-cycles>
    <meta:generator>LibreOffice/5.3.1.2$Linux_X86_64 LibreOffice_project/30m0$Build-2</meta:generator>
    <meta:document-statistic meta:object-count="29"/>
  </office:meta>
</office:document-meta>
</file>